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6000001AEC5B958C89FCDA89D.png" manifest:media-type="image/png"/>
  <manifest:file-entry manifest:full-path="Pictures/1000020100000347000000DD46B11E035C4FFA35.png" manifest:media-type="image/png"/>
  <manifest:file-entry manifest:full-path="Pictures/10000201000002D0000000549E7E470B091FFE7E.png" manifest:media-type="image/png"/>
  <manifest:file-entry manifest:full-path="Pictures/10000201000001FA000000CB02ADC7144441E4EC.png" manifest:media-type="image/png"/>
  <manifest:file-entry manifest:full-path="Pictures/10000201000002E90000006AF75E50940F2E5726.png" manifest:media-type="image/png"/>
  <manifest:file-entry manifest:full-path="Pictures/10000201000002BE000000F6AEC48AE31AD08817.png" manifest:media-type="image/png"/>
  <manifest:file-entry manifest:full-path="Pictures/100002010000030B000001955397BFF1F2A4995F.png" manifest:media-type="image/png"/>
  <manifest:file-entry manifest:full-path="Pictures/10000201000002510000003526E5617076738B8B.png" manifest:media-type="image/png"/>
  <manifest:file-entry manifest:full-path="Pictures/1000020100000339000000D30C48AE38BB02996B.png" manifest:media-type="image/png"/>
  <manifest:file-entry manifest:full-path="Pictures/1000020100000284000001526FF255E7C51535B6.png" manifest:media-type="image/png"/>
  <manifest:file-entry manifest:full-path="Pictures/10000201000002DE000001FC09165AEDF44E6C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Frame_20_contents">
      <style:paragraph-properties fo:break-before="page"/>
    </style:style>
    <style:style style:name="P3" style:family="paragraph" style:parent-style-name="Frame_20_contents">
      <style:paragraph-properties fo:text-align="center" style:justify-single-word="false" fo:break-before="page"/>
      <style:text-properties fo:font-size="18pt" fo:font-weight="bold" officeooo:rsid="000341e5" officeooo:paragraph-rsid="000341e5" style:font-size-asian="18pt" style:font-weight-asian="bold" style:font-size-complex="18pt" style:font-weight-complex="bold"/>
    </style:style>
    <style:style style:name="P4" style:family="paragraph" style:parent-style-name="Frame_20_contents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page" style:horizontal-pos="center" style:horizontal-rel="page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width="19.029cm" draw:z-index="0"><draw:text-box fo:min-height="25.499cm"><text:p text:style-name="Frame_20_contents"><draw:frame draw:style-name="fr2" draw:name="Image1" text:anchor-type="paragraph" svg:x="2.103cm" svg:y="2.646cm" svg:width="10.71cm" svg:height="4.297cm" draw:z-index="1"><draw:image xlink:href="Pictures/10000201000001FA000000CB02ADC7144441E4EC.png" xlink:type="simple" xlink:show="embed" xlink:actuate="onLoad" loext:mime-type="image/png"/></draw:frame><draw:frame draw:style-name="fr2" draw:name="Image2" text:anchor-type="paragraph" svg:x="3.267cm" svg:y="10.089cm" svg:width="6.9cm" svg:height="9.102cm" draw:z-index="2"><draw:image xlink:href="Pictures/1000020100000146000001AEC5B958C89FCDA89D.png" xlink:type="simple" xlink:show="embed" xlink:actuate="onLoad" loext:mime-type="image/png"/></draw:frame></text:p><text:p text:style-name="P4"/><text:p text:style-name="P3">day 1 internship</text:p></draw:text-box></draw:frame></text:p>
      <text:p text:style-name="P1"><draw:frame draw:style-name="fr1" draw:name="Frame2" text:anchor-type="paragraph" svg:width="19.029cm" draw:z-index="3"><draw:text-box fo:min-height="25.499cm"><text:p text:style-name="Frame_20_contents"/><text:p text:style-name="P2"/><text:p text:style-name="P2"><draw:frame draw:style-name="fr2" draw:name="Image3" text:anchor-type="paragraph" svg:x="1.686cm" svg:y="3.881cm" svg:width="14.861cm" svg:height="5.207cm" draw:z-index="4"><draw:image xlink:href="Pictures/10000201000002BE000000F6AEC48AE31AD08817.png" xlink:type="simple" xlink:show="embed" xlink:actuate="onLoad" loext:mime-type="image/png"/></draw:frame><draw:frame draw:style-name="fr2" draw:name="Image4" text:anchor-type="paragraph" svg:x="1.817cm" svg:y="2.611cm" svg:width="12.552cm" svg:height="1.122cm" draw:z-index="5"><draw:image xlink:href="Pictures/10000201000002510000003526E5617076738B8B.png" xlink:type="simple" xlink:show="embed" xlink:actuate="onLoad" loext:mime-type="image/png"/></draw:frame></text:p><text:p text:style-name="Frame_20_contents"><draw:frame draw:style-name="fr2" draw:name="Image5" text:anchor-type="paragraph" svg:x="1.418cm" svg:y="10.548cm" svg:width="13.631cm" svg:height="7.154cm" draw:z-index="6"><draw:image xlink:href="Pictures/1000020100000284000001526FF255E7C51535B6.png" xlink:type="simple" xlink:show="embed" xlink:actuate="onLoad" loext:mime-type="image/png"/></draw:frame></text:p></draw:text-box></draw:frame></text:p>
      <text:p text:style-name="P1"><draw:frame draw:style-name="fr1" draw:name="Frame3" text:anchor-type="paragraph" svg:width="19.029cm" draw:z-index="7"><draw:text-box fo:min-height="25.499cm"><text:p text:style-name="Frame_20_contents"/><text:p text:style-name="P2"/><text:p text:style-name="P2"/><text:p text:style-name="Frame_20_contents"><draw:frame draw:style-name="fr3" draw:name="Image6" text:anchor-type="paragraph" svg:width="16.491cm" svg:height="8.573cm" draw:z-index="8"><draw:image xlink:href="Pictures/100002010000030B000001955397BFF1F2A4995F.png" xlink:type="simple" xlink:show="embed" xlink:actuate="onLoad" loext:mime-type="image/png"/></draw:frame><draw:frame draw:style-name="fr2" draw:name="Image7" text:anchor-type="paragraph" svg:x="0.677cm" svg:y="10.301cm" svg:width="15.536cm" svg:height="10.753cm" draw:z-index="9"><draw:image xlink:href="Pictures/10000201000002DE000001FC09165AEDF44E6CD7.png" xlink:type="simple" xlink:show="embed" xlink:actuate="onLoad" loext:mime-type="image/png"/></draw:frame></text:p></draw:text-box></draw:frame></text:p>
      <text:p text:style-name="P1"><draw:frame draw:style-name="fr1" draw:name="Frame4" text:anchor-type="paragraph" svg:width="19.029cm" draw:z-index="10"><draw:text-box fo:min-height="25.499cm"><text:p text:style-name="Frame_20_contents"/><text:p text:style-name="P2"/><text:p text:style-name="P2"/><text:p text:style-name="Frame_20_contents"><draw:frame draw:style-name="fr3" draw:name="Image8" text:anchor-type="paragraph" svg:width="15.769cm" svg:height="2.244cm" draw:z-index="11"><draw:image xlink:href="Pictures/10000201000002E90000006AF75E50940F2E5726.png" xlink:type="simple" xlink:show="embed" xlink:actuate="onLoad" loext:mime-type="image/png"/></draw:frame><draw:frame draw:style-name="fr2" draw:name="Image9" text:anchor-type="paragraph" svg:x="0.631cm" svg:y="3.669cm" svg:width="17.464cm" svg:height="4.466cm" draw:z-index="12"><draw:image xlink:href="Pictures/1000020100000339000000D30C48AE38BB02996B.png" xlink:type="simple" xlink:show="embed" xlink:actuate="onLoad" loext:mime-type="image/png"/></draw:frame><draw:frame draw:style-name="fr2" draw:name="Image10" text:anchor-type="paragraph" svg:x="1.249cm" svg:y="8.961cm" svg:width="15.242cm" svg:height="1.778cm" draw:z-index="13"><draw:image xlink:href="Pictures/10000201000002D0000000549E7E470B091FFE7E.png" xlink:type="simple" xlink:show="embed" xlink:actuate="onLoad" loext:mime-type="image/png"/></draw:frame><draw:frame draw:style-name="fr2" draw:name="Image11" text:anchor-type="paragraph" svg:x="0.624cm" svg:y="13.264cm" svg:width="17.761cm" svg:height="4.678cm" draw:z-index="14"><draw:image xlink:href="Pictures/1000020100000347000000DD46B11E035C4FFA35.png" xlink:type="simple" xlink:show="embed" xlink:actuate="onLoad" loext:mime-type="image/png"/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21:12:54.669000000</meta:creation-date>
    <dc:date>2024-05-26T21:23:28.047000000</dc:date>
    <meta:editing-duration>PT22S</meta:editing-duration>
    <meta:editing-cycles>1</meta:editing-cycles>
    <meta:document-statistic meta:table-count="0" meta:image-count="11" meta:object-count="0" meta:page-count="4" meta:paragraph-count="1" meta:word-count="3" meta:character-count="16" meta:non-whitespace-character-count="14"/>
    <meta:generator>Neat_Office/6.2.8.2$Windows_x86 LibreOffice_project/</meta:generator>
  </office:meta>
</office:document-meta>
</file>